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5815" officeooo:paragraph-rsid="000f58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klärung über dier Erstellung des Projekts</text:p>
      <text:p text:style-name="P1"/>
      <text:p text:style-name="P1"/>
      <text:p text:style-name="P1">Hiermit erklären wir, Andre Heracourt, Muhammad Al Mahamid und Marek Graca, dass wir das Portfolio selbständig erstellt und keine anderen als die angegebenen Quellen und Hilfsmittel verwendet habt.</text:p>
      <text:p text:style-name="P1"/>
      <text:p text:style-name="P1">Andre Heracourt<text:tab/>Muhammad Al Mahamid <text:tab/>Marek Grac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21S</meta:editing-duration>
    <meta:editing-cycles>3</meta:editing-cycles>
    <meta:generator>LibreOffice/5.3.3.2$Windows_X86_64 LibreOffice_project/3d9a8b4b4e538a85e0782bd6c2d430bafe583448</meta:generator>
    <dc:date>2017-09-30T14:55:03.219000000</dc:date>
    <meta:document-statistic meta:table-count="0" meta:image-count="0" meta:object-count="0" meta:page-count="1" meta:paragraph-count="3" meta:word-count="41" meta:character-count="288" meta:non-whitespace-character-count="249"/>
    <meta:user-defined meta:name="Info 1"/>
    <meta:user-defined meta:name="Info 2"/>
    <meta:user-defined meta:name="Info 3"/>
    <meta:user-defined meta:name="Info 4"/>
  </office:meta>
</office:document-meta>
</file>